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9ae29" officeooo:paragraph-rsid="0009ae2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d4736" officeooo:paragraph-rsid="000d473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e91bd" officeooo:paragraph-rsid="000e91b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9ae29" officeooo:paragraph-rsid="0009ae2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c6d17" officeooo:paragraph-rsid="000c6d17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d4736" officeooo:paragraph-rsid="000d4736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e91bd" officeooo:paragraph-rsid="000e91bd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09ae29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e91bd" officeooo:paragraph-rsid="000e91b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0dd0f" officeooo:paragraph-rsid="0010dd0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196d6" officeooo:paragraph-rsid="001196d6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0dd0f" officeooo:paragraph-rsid="0010dd0f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09ae29" officeooo:paragraph-rsid="0009ae29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0c6d17" officeooo:paragraph-rsid="000c6d17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0e91bd" officeooo:paragraph-rsid="000e91bd" style:font-weight-asian="bold" style:font-weight-complex="bold"/>
    </style:style>
    <style:style style:name="T1" style:family="text">
      <style:text-properties officeooo:rsid="000d4736"/>
    </style:style>
    <style:style style:name="T2" style:family="text">
      <style:text-properties fo:font-weight="normal" officeooo:rsid="000d4736" style:font-weight-asian="normal" style:font-weight-complex="normal"/>
    </style:style>
    <style:style style:name="T3" style:family="text">
      <style:text-properties fo:font-weight="normal" officeooo:rsid="0009ae29" style:font-weight-asian="normal" style:font-weight-complex="normal"/>
    </style:style>
    <style:style style:name="T4" style:family="text">
      <style:text-properties officeooo:rsid="001196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og</text:p>
      <text:p text:style-name="P13">3/02/2023</text:p>
      <text:p text:style-name="P4">Read <text:span text:style-name="T1">design </text:span>documentation - 1 hour </text:p>
      <text:p text:style-name="P8"><text:span text:style-name="T2">Drew out basic </text:span><text:span text:style-name="T3">UML - 1 hour</text:span></text:p>
      <text:p text:style-name="P14">6/02/2023</text:p>
      <text:p text:style-name="P11">Seminar – 1 hour</text:p>
      <text:p text:style-name="P5">Design talk with S<text:span text:style-name="T1">hau</text:span>n and Gwion - 1 hour</text:p>
      <text:p text:style-name="P2">08/02/2023</text:p>
      <text:p text:style-name="P6">watched lecture on UI, discord discussion of code implementation - 1 hour</text:p>
      <text:p text:style-name="P3">08/02/2023</text:p>
      <text:p text:style-name="P7">Team meeting in library – 1 hour</text:p>
      <text:p text:style-name="P3">09/02/2023</text:p>
      <text:p text:style-name="P11">Lecture – 1 hour</text:p>
      <text:p text:style-name="P7">Research: Forsyth-Edwards Notation, other OO chess designs – 2 hour </text:p>
      <text:p text:style-name="P12">10/02/2023</text:p>
      <text:p text:style-name="P10">Tutorial – 1 hour </text:p>
      <text:p text:style-name="P10"/>
      <text:p text:style-name="P10">Total <text:span text:style-name="T4">10</text:span> hours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3T14:51:47.711069375</meta:creation-date>
    <dc:date>2023-02-16T15:03:13.974299028</dc:date>
    <meta:editing-duration>PT5H2M3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68" meta:character-count="403" meta:non-whitespace-character-count="343"/>
  </office:meta>
</office:document-meta>
</file>